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text:span>Performs one or more LVGL specific actions.</text:span></text:p><text:p text:style-name="Standard"/>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text:span>List of actions to be executed. The following actions are available:</text:span></text:p><text:p text:style-name="Standard"/><text:list xml:id="list_LVGL7" text:style-name="List_20_1">
                    <text:list-item>
                            <text:p text:style-name="List_20_1_20_Start">
                            <text:span><text:span text:style-name="backtick">Change Screen</text:span><text:span>
  Changes the active page. The following options are available:</text:span></text:span><text:list xml:id="list_LVGL8" text:style-name="List_20_1">
                    <text:list-item>
                            <text:p text:style-name="List_20_1_20_Start">
                            <text:span><text:span text:style-name="backtick">Previous screen</text:span><text:span> - if it is checked, it will go to the previous screen, otherwise you should select the page you want to display.</text:span></text:span>
                            </text:p>
                        </text:list-item>,<text:list-item>
                            <text:p text:style-name="List_20_1">
                            <text:span><text:span text:style-name="backtick">Screen</text:span><text:span> - name of the page to be displayed.</text:span></text:span>
                            </text:p>
                        </text:list-item>,<text:list-item>
                            <text:p text:style-name="List_20_1">
                            <text:span><text:span text:style-name="backtick">Fade mode'</text:span><text:span> - selection of animation when moving from the previous page to a new page. The following options are available:</text:span></text:span><text:list xml:id="list_LVGL9" text:style-name="List_20_1">
                    <text:list-item>
                            <text:p text:style-name="List_20_1_20_Start">
                            <text:span><text:span text:style-name="backtick">None</text:span><text:span> - switch immediately after delay ms</text:span></text:span>
                            </text:p>
                        </text:list-item>,<text:list-item>
                            <text:p text:style-name="List_20_1">
                            <text:span><text:span text:style-name="backtick">Over left / Over right / Over top / Over bottom</text:span><text:span> - move the new page over the others towards the given direction.</text:span></text:span>
                            </text:p>
                        </text:list-item>,<text:list-item>
                            <text:p text:style-name="List_20_1">
                            <text:span><text:span text:style-name="backtick">Move Left/Right/Top/Bottom</text:span><text:span> - move both the old and new pages towards the given direction.</text:span></text:span>
                            </text:p>
                        </text:list-item>,<text:list-item>
                            <text:p text:style-name="List_20_1">
                            <text:span><text:span text:style-name="backtick">Fade in / Fade out</text:span><text:span> - fade the new page over the old page, or vice versa.</text:span></text:span>
                            </text:p>
                        </text:list-item>,<text:list-item>
                            <text:p text:style-name="List_20_1_20_End">
                            <text:span><text:span text:style-name="backtick">Out left / Out right / Out top / Out bottom</text:span><text:span> - move out the old page over the current one towards the given direction.</text:span></text:span>
                            </text:p>
                        </text:list-item>
                </text:list>
                            </text:p>
                        </text:list-item>,<text:list-item>
                            <text:p text:style-name="List_20_1">
                            <text:span><text:span text:style-name="backtick">Speed</text:span><text:span> - animation duration in milliseconds.</text:span></text:span>
                            </text:p>
                        </text:list-item>,<text:list-item>
                            <text:p text:style-name="List_20_1_20_End">
                            <text:span><text:span text:style-name="backtick">Delay</text:span><text:span> - delay in milliseconds before the animation starts.</text:span></text:span>
                            </text:p>
                        </text:list-item>
                </text:list><text:p text:style-name="Standard"/>
                            </text:p>
                        </text:list-item>,<text:list-item>
                            <text:p text:style-name="List_20_1">
                            <text:span><text:span text:style-name="backtick">Play Animation</text:span><text:span>
  Animates the selected Widget property. The following options are available:</text:span></text:span><text:p text:style-name="Standard"/><text:list xml:id="list_LVGL10" text:style-name="List_20_1">
                    <text:list-item>
                            <text:p text:style-name="List_20_1_20_Start">
                            <text:span><text:span text:style-name="backtick">Target</text:span><text:span> - Widget whose property is animated</text:span></text:span>
                            </text:p>
                        </text:list-item>,<text:list-item>
                            <text:p text:style-name="List_20_1">
                            <text:span><text:span text:style-name="backtick">Property</text:span><text:span> - Widget property that is animated.</text:span></text:span>
                            </text:p>
                        </text:list-item>,<text:list-item>
                            <text:p text:style-name="List_20_1">
                            <text:span><text:span text:style-name="backtick">Start</text:span><text:span> - initial property value.</text:span></text:span>
                            </text:p>
                        </text:list-item>,<text:list-item>
                            <text:p text:style-name="List_20_1">
                            <text:span><text:span text:style-name="backtick">End</text:span><text:span> - the final value of the property.</text:span></text:span>
                            </text:p>
                        </text:list-item>,<text:list-item>
                            <text:p text:style-name="List_20_1">
                            <text:span><text:span text:style-name="backtick">Delay</text:span><text:span> - delay in milliseconds before the animation starts.</text:span></text:span>
                            </text:p>
                        </text:list-item>,<text:list-item>
                            <text:p text:style-name="List_20_1">
                            <text:span><text:span text:style-name="backtick">Time</text:span><text:span> - the total duration of the animation in milliseconds.</text:span></text:span>
                            </text:p>
                        </text:list-item>,<text:list-item>
                            <text:p text:style-name="List_20_1">
                            <text:span><text:span text:style-name="backtick">Relative</text:span><text:span> - determines whether </text:span><text:span text:style-name="backtick">Start</text:span><text:span> and </text:span><text:span text:style-name="backtick">End</text:span><text:span> values are relative to the current value or are absolute values.</text:span></text:span>
                            </text:p>
                        </text:list-item>,<text:list-item>
                            <text:p text:style-name="List_20_1">
                            <text:span><text:span text:style-name="backtick">Instant</text:span><text:span> - if checked apply the start value immediately, otherwise apply the start value after a delay when the animation really starts.</text:span></text:span>
                            </text:p>
                        </text:list-item>,<text:list-item>
                            <text:p text:style-name="List_20_1_20_End">
                            <text:span><text:span text:style-name="backtick">Path</text:span><text:span> - determines the animation curve. The following options are available:</text:span></text:span><text:list xml:id="list_LVGL11" text:style-name="List_20_1">
                    <text:list-item>
                            <text:p text:style-name="List_20_1_20_Start">
                            <text:span><text:span text:style-name="backtick">Linear</text:span><text:span> - calculate the current value of an animation applying linear characteristic</text:span></text:span>
                            </text:p>
                        </text:list-item>,<text:list-item>
                            <text:p text:style-name="List_20_1">
                            <text:span><text:span text:style-name="backtick">Ease in</text:span><text:span> - calculate the current value of an animation slowing down the start phase</text:span></text:span>
                            </text:p>
                        </text:list-item>,<text:list-item>
                            <text:p text:style-name="List_20_1">
                            <text:span><text:span text:style-name="backtick">Ease out</text:span><text:span> - calculate the current value of an animation slowing down the end phase</text:span></text:span>
                            </text:p>
                        </text:list-item>,<text:list-item>
                            <text:p text:style-name="List_20_1">
                            <text:span><text:span text:style-name="backtick">Ease in out</text:span><text:span> - calculate the current value of an animation applying an "S" characteristic (cosine)</text:span></text:span>
                            </text:p>
                        </text:list-item>,<text:list-item>
                            <text:p text:style-name="List_20_1">
                            <text:span><text:span text:style-name="backtick">Overshoot</text:span><text:span> - calculate the current value of an animation with overshoot at the end</text:span></text:span>
                            </text:p>
                        </text:list-item>,<text:list-item>
                            <text:p text:style-name="List_20_1_20_End">
                            <text:span><text:span text:style-name="backtick">Bounce</text:span><text:span> - calculate the current value of an animation with 3 bounces</text:span></text:span>
                            </text:p>
                        </text:list-item>
                </text:list>
                            </text:p>
                        </text:list-item>
                </text:list>
                            </text:p>
                        </text:list-item>,<text:list-item>
                            <text:p text:style-name="List_20_1_20_End">
                            <text:span><text:span text:style-name="backtick">Set Property</text:span><text:span>
  Changes the value of the selected property for the selected Widget. The following options are available:</text:span></text:span><text:list xml:id="list_LVGL12" text:style-name="List_20_1">
                    <text:list-item>
                            <text:p text:style-name="List_20_1_20_Start">
                            <text:span><text:span text:style-name="backtick">Target type</text:span><text:span> - The type of Widget that changes.</text:span></text:span>
                            </text:p>
                        </text:list-item>,<text:list-item>
                            <text:p text:style-name="List_20_1">
                            <text:span><text:span text:style-name="backtick">Target</text:span><text:span> - Widget whose property is changed.</text:span></text:span>
                            </text:p>
                        </text:list-item>,<text:list-item>
                            <text:p text:style-name="List_20_1">
                            <text:span><text:span text:style-name="backtick">Property</text:span><text:span> - the property that is being changed.</text:span></text:span>
                            </text:p>
                        </text:list-item>,<text:list-item>
                            <text:p text:style-name="List_20_1">
                            <text:span><text:span text:style-name="backtick">Value</text:span><text:span> - new property value.</text:span></text:span>
                            </text:p>
                        </text:list-item>,<text:list-item>
                            <text:p text:style-name="List_20_1_20_End">
                            <text:span><text:span text:style-name="backtick">Animated</text:span><text:span> - if there is a possibility to animate the property, then you can choose to make the change animated. For example for </text:span><text:span text:style-name="T1">Slider</text:span><text:span>, changing position </text:span><text:span text:style-name="T1">slider</text:span><text:span> (Value property) can be animated.</text:span></text:span>
                            </text:p>
                        </text:list-item>
                </text:list>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13"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14" text:continue-numbering="true" text:continue-list="list_LVGL1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VGL15" text:continue-numbering="true" text:continue-list="list_LVGL1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VGL16" text:continue-numbering="true" text:continue-list="list_LVGL1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7" text:continue-numbering="true" text:continue-list="list_LVGL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8"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LVGL4" text:continue-numbering="true" text:continue-list="list_LVGL3" text:style-name="Outline">
                    <text:list-item>
                        <text:list>
                            <text:list-item>
                                <text:h text:style-name="Heading_20_2" text:outline-level="2">Outputs</text:h>
                            </text:list-item>
                        </text:list>
                    </text:list-item>
                </text:list>

                
                            <text:list xml:id="list_LVGL1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20" text:style-name="List_20_1">
                    <text:list-item>
                            <text:p text:style-name="List_20_1_20_Start">
                            <text:span><text:span text:style-name="T1">Change Scree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